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BBB000001315D3CB352.svm" manifest:media-type=""/>
  <manifest:file-entry manifest:full-path="Pictures/200000010000088C0000012D2A4E53BA.svm" manifest:media-type=""/>
  <manifest:file-entry manifest:full-path="Pictures/200000010000014200000129F2269856.svm" manifest:media-type=""/>
  <manifest:file-entry manifest:full-path="Pictures/20000001000002690000013145689BC3.svm" manifest:media-type=""/>
  <manifest:file-entry manifest:full-path="Pictures/2000000100000250000000D8755B6AAD.svm" manifest:media-type=""/>
  <manifest:file-entry manifest:full-path="Pictures/200000010000077E0000012DDE0FD06F.svm" manifest:media-type=""/>
  <manifest:file-entry manifest:full-path="Pictures/2000006300004F1D00003B56916990BA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v_{CE}=i_C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E}=-i_C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E}=V_{CC}-i_C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paragraph-properties fo:text-align="center"/>
      <style:text-properties style:font-name="XB Tabriz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9.676cm" svg:height="3.301cm" svg:x="0.964cm" svg:y="0.636cm">
          <draw:image xlink:href="Pictures/2000006300004F1D00003B56916990BA.wmf" xlink:type="simple" xlink:show="embed" xlink:actuate="onLoad">
            <text:p/>
          </draw:image>
          <draw:glue-point draw:id="4" svg:x="0.742cm" svg:y="-2.056cm"/>
          <draw:glue-point draw:id="5" svg:x="2.304cm" svg:y="1.605cm"/>
        </draw:frame>
        <draw:frame draw:style-name="gr2" draw:text-style-name="P1" draw:layer="layout" svg:width="0.709cm" svg:height="0.258cm" svg:x="9.804cm" svg:y="3.33cm">
          <draw:image xlink:href="Pictures/2000000100000250000000D8755B6AAD.svm" xlink:type="simple" xlink:show="embed" xlink:actuate="onLoad">
            <text:p/>
          </draw:image>
        </draw:frame>
        <draw:frame draw:style-name="gr3" draw:text-style-name="P1" draw:layer="layout" svg:width="0.385cm" svg:height="0.355cm" svg:x="5.487cm" svg:y="0.485cm">
          <draw:image xlink:href="Pictures/200000010000014200000129F2269856.svm" xlink:type="simple" xlink:show="embed" xlink:actuate="onLoad">
            <text:p/>
          </draw:image>
        </draw:frame>
        <draw:frame draw:style-name="gr4" draw:text-style-name="P1" draw:layer="layout" svg:width="0.739cm" svg:height="0.365cm" svg:x="8.371cm" svg:y="3.56cm">
          <draw:image xlink:href="Pictures/20000001000002690000013145689BC3.svm" xlink:type="simple" xlink:show="embed" xlink:actuate="onLoad">
            <text:p/>
          </draw:image>
        </draw:frame>
        <draw:connector draw:style-name="gr5" draw:text-style-name="P1" draw:layer="layout" draw:type="curve" svg:x1="7.071cm" svg:y1="0.568cm" svg:x2="6.519cm" svg:y2="1.608cm" draw:start-shape="id1" draw:start-glue-point="3" draw:end-shape="id2" draw:end-glue-point="4" svg:d="M7071 568c-368 0-552 346-552 1040" svg:viewBox="0 0 553 1041">
          <text:p/>
        </draw:connector>
        <draw:frame draw:style-name="gr6" draw:text-style-name="P2" xml:id="id3" draw:id="id3" draw:layer="layout" svg:width="1.256cm" svg:height="0.848cm" svg:x="10.734cm" svg:y="1.645cm">
          <draw:text-box>
            <text:p text:style-name="P2"><text:span text:style-name="T1">خطِ بوجھ</text:span></text:p>
          </draw:text-box>
        </draw:frame>
        <draw:connector draw:style-name="gr5" draw:text-style-name="P3" draw:layer="layout" draw:type="curve" draw:line-skew="9.529cm -1.813cm" svg:x1="10.734cm" svg:y1="2.069cm" svg:x2="8.031cm" svg:y2="2.815cm" draw:start-shape="id3" draw:start-glue-point="3" draw:end-shape="id2" draw:end-glue-point="5" svg:d="M10734 2069c-1111 0-926 278-1324 393s-1379 67-1379 353" svg:viewBox="0 0 2704 747">
          <text:p/>
        </draw:connector>
        <draw:frame draw:style-name="gr7" draw:text-style-name="P1" draw:layer="layout" svg:width="2.3cm" svg:height="0.36cm" svg:x="8.965cm" svg:y="1.04cm">
          <draw:image xlink:href="Pictures/200000010000077E0000012DDE0FD06F.svm" xlink:type="simple" xlink:show="embed" xlink:actuate="onLoad">
            <text:p/>
          </draw:image>
        </draw:frame>
        <draw:frame draw:style-name="gr8" draw:text-style-name="P1" draw:layer="layout" svg:width="2.624cm" svg:height="0.36cm" svg:x="0.309cm" svg:y="1.04cm">
          <draw:image xlink:href="Pictures/200000010000088C0000012D2A4E53BA.svm" xlink:type="simple" xlink:show="embed" xlink:actuate="onLoad">
            <text:p/>
          </draw:image>
        </draw:frame>
        <draw:frame draw:style-name="gr9" draw:text-style-name="P1" xml:id="id1" draw:id="id1" draw:layer="layout" svg:width="3.602cm" svg:height="0.365cm" svg:x="7.071cm" svg:y="0.386cm">
          <draw:image xlink:href="Pictures/2000000100000BBB000001315D3CB35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8:21:55</meta:creation-date>
    <meta:editing-duration>PT13M55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7T20:14:58.459272447</dc:date>
    <meta:document-statistic meta:object-count="10"/>
    <meta:template xlink:type="simple" xlink:actuate="onRequest" xlink:title="kkkFigures" xlink:href="../../../../../.libreoffice/3/user/template/kkkFigures.otg" meta:date="2014-11-01T18:21:55"/>
  </office:meta>
</office:document-meta>
</file>